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style:font-name="Arial1"/>
    </style:style>
    <style:style style:name="P3" style:family="paragraph" style:parent-style-name="Standard">
      <style:paragraph-properties fo:text-align="center" style:justify-single-word="false" fo:padding-left="0.141cm" fo:padding-right="0.141cm" fo:padding-top="0.035cm" fo:padding-bottom="0.035cm" fo:border="0.018cm solid #000000"/>
      <style:text-properties style:font-name="Arial1" fo:font-size="20pt" fo:font-weight="bold" style:font-size-asian="20pt" style:font-weight-asian="bold" style:font-size-complex="20pt"/>
    </style:style>
    <style:style style:name="P4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018cm solid #000000"/>
      <style:text-properties style:font-name="Arial1" fo:font-size="20pt" fo:font-weight="bold" style:font-size-asian="20pt" style:font-weight-asian="bold" style:font-size-complex="20pt"/>
    </style:style>
    <style:style style:name="P5" style:family="paragraph" style:parent-style-name="Standard" style:list-style-name="L3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8" style:family="paragraph" style:parent-style-name="Text_20_body" style:list-style-name="L2"/>
    <style:style style:name="P9" style:family="paragraph" style:parent-style-name="Text_20_body">
      <style:text-properties fo:font-weight="bold" style:font-weight-asian="bold" style:font-weight-complex="bold"/>
    </style:style>
    <style:style style:name="P10" style:family="paragraph" style:parent-style-name="Text_20_body" style:list-style-name="L4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Arial1" fo:font-size="12pt" fo:font-weight="normal" style:font-size-asian="12pt" style:font-weight-asian="normal" style:font-size-complex="12pt"/>
    </style:style>
    <style:style style:name="T4" style:family="text">
      <style:text-properties style:font-name="Arial1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Arial1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Arial1" fo:font-size="12pt" style:font-size-asian="12pt" style:font-size-complex="12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RV. IES Haría</text:p>
      <text:p text:style-name="P3">UT1. Actividad 1</text:p>
      <text:p text:style-name="P1">Características de DHCP</text:p>
      <text:p text:style-name="P1"/>
      <text:p text:style-name="Text_20_body"><text:span text:style-name="T1">Objetivo general</text:span>: <text:span text:style-name="T2">investigar, compartir y comprender los conceptos relacionados con el protocolo y con el servicio DHCP</text:span></text:p>
      <text:p text:style-name="Text_20_body"><text:span text:style-name="T2"/></text:p>
      <text:p text:style-name="Text_20_body"><text:span text:style-name="T1">Recursos</text:span><text:span text:style-name="T2">: materiales y apuntes de la web, marcadores sociales y herramientas de microblogging</text:span></text:p>
      <text:p text:style-name="Text_20_body"/>
      <text:p text:style-name="P9">Tarea:</text:p>
      <text:p text:style-name="Text_20_body">Localizar en Internet la respuesta a las siguientes cuestiones. Cada recurso localizado se enlazará utilizando Diigo:</text:p>
      <text:list xml:id="list386137537" text:style-name="L2">
        <text:list-item>
          <text:p text:style-name="P8">Se marcará el texto en el que se conteste a la pregunta.</text:p>
        </text:list-item>
        <text:list-item>
          <text:p text:style-name="P8">Se añadirá una nota indicando a qué pregunta contesta y lo que estimes conveniente.</text:p>
        </text:list-item>
        <text:list-item>
          <text:p text:style-name="P8">Se etiquetará el recurso localizado.</text:p>
        </text:list-item>
        <text:list-item>
          <text:p text:style-name="P8">Se compartirá el recurso localizado con el grupo del módulo en Diigo SRV201112</text:p>
        </text:list-item>
        <text:list-item>
          <text:p text:style-name="P8">Se compartirá en twitter añadiendo el hashtag #srv201011</text:p>
        </text:list-item>
      </text:list>
      <text:p text:style-name="Text_20_body"/>
      <text:p text:style-name="P9">Preguntas:</text:p>
      <text:p text:style-name="P2"/>
      <text:list xml:id="list205481641" text:style-name="L4">
        <text:list-item>
          <text:p text:style-name="P10"><text:span text:style-name="T3">¿Qué es y para qué se utiliza DHCP?</text:span></text:p>
        </text:list-item>
        <text:list-item>
          <text:p text:style-name="P10"><text:span text:style-name="T3">¿Qué parámetros permite configurar de forma automática?</text:span></text:p>
        </text:list-item>
        <text:list-item>
          <text:p text:style-name="P10"><text:span text:style-name="T3">El servidor de DHCP puede hacer tres tipos de asignaciones. ¿Cuáles son? ¿En qué se diferencian?</text:span></text:p>
        </text:list-item>
        <text:list-item>
          <text:p text:style-name="P10"><text:span text:style-name="T3">Si el cliente cuando solicita un IP no tiene ninguna ¿Cómo sabe que la respuesta que obtiene del servidor es para él?</text:span></text:p>
        </text:list-item>
        <text:list-item>
          <text:p text:style-name="P10"><text:span text:style-name="T3">¿Qué puertos hay involucrados en el servicio en el lado del cliente y en el lado del servidor?</text:span></text:p>
        </text:list-item>
        <text:list-item>
          <text:p text:style-name="P10"><text:span text:style-name="T3">Explica, </text:span><text:span text:style-name="T5">incluyendo un esquema</text:span><text:span text:style-name="T3"> el intercambio de mensajes que tiene lugar entre el cliente y el servidor</text:span></text:p>
        </text:list-item>
        <text:list-item>
          <text:p text:style-name="P10"><text:span text:style-name="T3">Aparte de los mensajes típicos ¿Qué otros mensajes incluye el protocolo DHCP y para Qué se usan?</text:span></text:p>
        </text:list-item>
        <text:list-item>
          <text:p text:style-name="P10"><text:span text:style-name="T3">¿Qué es el plazo de concesión?</text:span></text:p>
        </text:list-item>
        <text:list-item>
          <text:p text:style-name="P10"><text:span text:style-name="T3">¿Qué IP utiliza el cliente cuando solicita la configuración de red al servidor?</text:span></text:p>
        </text:list-item>
        <text:list-item>
          <text:p text:style-name="P10"><text:span text:style-name="T3">¿A qué protocolo anterior sustituye DHCP? ¿Qué mejoras introdujo respecto al anterior?</text:span></text:p>
        </text:list-item>
        <text:list-item>
          <text:p text:style-name="P10"><text:span text:style-name="T3">¿Qué tipo de mensaje envía el cliente al servidor cuando detecta que su concesión está a punto de vencer?</text:span></text:p>
        </text:list-item>
      </text:list>
      <text:p text:style-name="Text_20_body"><text:span text:style-name="T3"/></text:p>
      <text:p text:style-name="P6"><text:span text:style-name="T6">Evaluación:</text:span></text:p>
      <text:p text:style-name="P6"><text:span text:style-name="T6"/></text:p>
      <text:p text:style-name="P7"><text:span text:style-name="T6">A la hora de evaluar la actividad se tendrá en cuenta:</text:span></text:p>
      <text:list xml:id="list2128919424" text:style-name="L3">
        <text:list-item>
          <text:p text:style-name="P5"><text:span text:style-name="T4">La cantidad y la calidad de las aportaciones al grupo del módulo en Diigo.</text:span></text:p>
        </text:list-item>
        <text:list-item>
          <text:p text:style-name="P5"><text:span text:style-name="T4">Que se seleccione texto significativo.</text:span></text:p>
        </text:list-item>
        <text:list-item>
          <text:p text:style-name="P5"><text:span text:style-name="T4">El uso de notas para ubicar y describir el texto seleccionado.</text:span></text:p>
        </text:list-item>
        <text:list-item>
          <text:p text:style-name="P5"><text:span text:style-name="T4">El correcto etiquetado del recurso localizado.</text:span></text:p>
        </text:list-item>
        <text:list-item>
          <text:p text:style-name="P5"><text:span text:style-name="T4">El uso de twitter para compartir el recurso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ing" style:family="paragraph" style:parent-style-name="Standard" style:class="text"/>
    <style:style style:name="Heading_20_1" style:display-name="Heading 1" style:family="paragraph" style:parent-style-name="Heading" style:default-outline-level="1" style:class="text"/>
    <style:style style:name="Heading_20_2" style:display-name="Heading 2" style:family="paragraph" style:parent-style-name="Heading" style:default-outline-level="2" style:class="text"/>
    <style:style style:name="Heading_20_3" style:display-name="Heading 3" style:family="paragraph" style:parent-style-name="Heading" style:default-outline-level="3" style:class="text"/>
    <style:style style:name="Heading_20_4" style:display-name="Heading 4" style:family="paragraph" style:parent-style-name="Heading" style:default-outline-level="4" style:class="text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ing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ing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ing" style:class="chapter"/>
    <style:style style:name="Subtitle" style:family="paragraph" style:parent-style-name="Heading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301</meta:generator>
    <meta:creation-date>2006-10-17T21:47:29</meta:creation-date>
    <dc:date>2011-09-19T23:36:17</dc:date>
    <meta:print-date>2006-12-12T00:09:40</meta:print-date>
    <dc:language>es-ES</dc:language>
    <meta:editing-cycles>34</meta:editing-cycles>
    <meta:editing-duration>PT17H32M20S</meta:editing-duration>
    <dc:creator>ivan </dc:creator>
    <meta:document-statistic meta:table-count="0" meta:image-count="0" meta:object-count="0" meta:page-count="1" meta:paragraph-count="31" meta:word-count="341" meta:character-count="1966"/>
    <meta:user-defined meta:name="Info 1"/>
    <meta:user-defined meta:name="Info 2"/>
    <meta:user-defined meta:name="Info 3"/>
    <meta:user-defined meta:name="Info 4"/>
  </office:meta>
</office:document-meta>
</file>